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dhabi" svg:font-family="Aldhab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32.9mm"/>
    </style:style>
    <style:style style:name="co4" style:family="table-column">
      <style:table-column-properties fo:break-before="auto" style:column-width="57.91mm"/>
    </style:style>
    <style:style style:name="co5" style:family="table-column">
      <style:table-column-properties fo:break-before="auto" style:column-width="58.46mm"/>
    </style:style>
    <style:style style:name="co7" style:family="table-column">
      <style:table-column-properties fo:break-before="auto" style:column-width="59.06mm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6.86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fo:font-weight="normal" style:font-size-asian="6pt" style:font-weight-asian="normal" style:font-size-complex="6pt" style:font-weight-complex="normal"/>
    </style:style>
    <style:style style:name="ce12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99ff66"/>
      <style:text-properties fo:font-size="6pt" style:font-size-asian="6pt" style:font-size-complex="6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zh" style:country-asian="CN" style:font-style-asian="normal" style:font-weight-asian="norm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font-name="Liberation Serif" fo:font-size="6.80000019073486pt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6" style:family="table-cell" style:parent-style-name="Default">
      <style:table-cell-properties fo:background-color="transparent"/>
      <style:text-properties style:use-window-font-color="true" fo:font-size="6pt" style:font-size-asian="6pt" style:font-size-complex="6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Aldhabi" fo:font-size="7pt" style:font-size-asian="7pt" style:font-size-complex="7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6pt" style:font-size-asian="6pt" style:font-size-complex="6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3" style:family="table-cell" style:parent-style-name="Default">
      <style:text-properties style:font-name="Liberation Sans" style:font-name-asian="Source Han Sans CN Regular" style:font-name-complex="Lohit Devanagari"/>
    </style:style>
    <style:style style:name="ce8" style:family="table-cell" style:parent-style-name="Default">
      <style:text-properties fo:font-size="6pt" style:font-size-asian="6pt" style:font-size-complex="6pt"/>
    </style:style>
    <style:style style:name="ce9" style:family="table-cell" style:parent-style-name="Default">
      <style:text-properties style:font-name="Liberation Sans" fo:font-size="6pt" style:font-name-asian="Source Han Sans CN Regular" style:font-size-asian="6pt" style:font-name-complex="Lohit Devanagari" style:font-size-complex="6pt"/>
    </style:style>
    <style:style style:name="ce24" style:family="table-cell" style:parent-style-name="Default">
      <style:table-cell-properties fo:background-color="#ffff00"/>
      <style:text-properties fo:font-size="6pt" style:font-size-asian="6pt" style:font-size-complex="6pt"/>
    </style:style>
    <style:style style:name="ce25" style:family="table-cell" style:parent-style-name="Default">
      <style:table-cell-properties fo:background-color="#99ffcc"/>
      <style:text-properties fo:font-size="6pt" style:font-size-asian="6pt" style:font-size-complex="6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6pt" style:font-size-asian="6pt" style:font-size-complex="6pt"/>
    </style:style>
    <style:style style:name="ce27" style:family="table-cell" style:parent-style-name="Default">
      <style:text-properties fo:color="#000000" fo:font-size="6pt" style:font-size-asian="6pt" style:font-size-complex="6pt"/>
    </style:style>
    <style:style style:name="ce28" style:family="table-cell" style:parent-style-name="Default">
      <style:table-cell-properties fo:background-color="transparent"/>
      <style:text-properties fo:color="#000000" fo:font-size="6pt" style:font-size-asian="6pt" style:font-size-complex="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30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31" style:family="table-cell" style:parent-style-name="Default">
      <style:table-cell-properties style:text-align-source="value-type" style:repeat-content="false"/>
      <style:paragraph-properties fo:margin-left="0mm"/>
    </style:style>
    <style:style style:name="ce32" style:family="table-cell" style:parent-style-name="Default">
      <style:table-cell-properties fo:background-color="#66ff99"/>
      <style:text-properties fo:font-size="6pt" style:font-size-asian="6pt" style:font-size-complex="6p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6pt" style:font-size-asian="6pt" style:font-size-complex="6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name-asian="Source Han Sans CN Regular" style:font-size-asian="10pt" style:font-name-complex="Lohit Devanagari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ffffff" style:text-align-source="fix" style:repeat-content="false" fo:border="none"/>
      <style:paragraph-properties fo:text-align="end" fo:margin-left="0mm"/>
      <style:text-properties fo:font-size="10pt" style:font-size-asian="10pt" style:font-size-complex="10pt"/>
    </style:style>
    <style:style style:name="ce43" style:family="table-cell" style:parent-style-name="Default">
      <style:text-properties fo:font-size="6pt" style:font-size-asian="6pt" style:font-size-complex="6pt"/>
    </style:style>
    <style:style style:name="ce44" style:family="table-cell" style:parent-style-name="Default">
      <style:text-properties style:font-name="Liberation Sans" fo:font-size="6pt" style:font-name-asian="Source Han Sans CN Regular" style:font-size-asian="6pt" style:font-name-complex="Lohit Devanagari" style:font-size-complex="6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fo:font-weight="normal" style:font-size-asian="6pt" style:font-weight-asian="normal" style:font-size-complex="6pt" style:font-weight-complex="normal"/>
    </style:style>
    <style:style style:name="ce47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48" style:family="table-cell" style:parent-style-name="Default">
      <style:table-cell-properties fo:background-color="#99ff66"/>
      <style:text-properties fo:font-size="6pt" style:font-size-asian="6pt" style:font-size-complex="6pt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zh" style:country-asian="CN" style:font-style-asian="normal" style:font-weight-asian="norm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/>
      <style:text-properties style:font-name="Liberation Serif" fo:font-size="6.80000019073486pt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51" style:family="table-cell" style:parent-style-name="Default">
      <style:table-cell-properties fo:background-color="transparent"/>
      <style:text-properties style:use-window-font-color="true" fo:font-size="6pt" style:font-size-asian="6pt" style:font-size-complex="6pt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font-name="Aldhabi" fo:font-size="7pt" style:font-size-asian="7pt" style:font-size-complex="7pt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6pt" style:font-size-asian="6pt" style:font-size-complex="6pt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58" style:family="table-cell" style:parent-style-name="Default">
      <style:text-properties style:font-name="Liberation Sans" style:font-name-asian="Source Han Sans CN Regular" style:font-name-complex="Lohit Devanagari"/>
    </style:style>
    <style:style style:name="ce59" style:family="table-cell" style:parent-style-name="Default">
      <style:table-cell-properties fo:background-color="#ffff00"/>
      <style:text-properties fo:font-size="6pt" style:font-size-asian="6pt" style:font-size-complex="6pt"/>
    </style:style>
    <style:style style:name="ce60" style:family="table-cell" style:parent-style-name="Default">
      <style:table-cell-properties fo:background-color="#99ffcc"/>
      <style:text-properties fo:font-size="6pt" style:font-size-asian="6pt" style:font-size-complex="6pt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6pt" style:font-size-asian="6pt" style:font-size-complex="6pt"/>
    </style:style>
    <style:style style:name="ce62" style:family="table-cell" style:parent-style-name="Default">
      <style:text-properties fo:color="#000000" fo:font-size="6pt" style:font-size-asian="6pt" style:font-size-complex="6pt"/>
    </style:style>
    <style:style style:name="ce63" style:family="table-cell" style:parent-style-name="Default">
      <style:table-cell-properties fo:background-color="transparent"/>
      <style:text-properties fo:color="#000000" fo:font-size="6pt" style:font-size-asian="6pt" style:font-size-complex="6pt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65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6" style:family="table-cell" style:parent-style-name="Default">
      <style:table-cell-properties style:text-align-source="value-type" style:repeat-content="false"/>
      <style:paragraph-properties fo:margin-left="0mm"/>
    </style:style>
    <style:style style:name="ce67" style:family="table-cell" style:parent-style-name="Default">
      <style:table-cell-properties fo:background-color="#66ff99"/>
      <style:text-properties fo:font-size="6pt" style:font-size-asian="6pt" style:font-size-complex="6pt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size-asian="7pt" style:font-size-complex="7pt"/>
    </style:style>
  </office:automatic-styles>
  <office:body>
    <office:spreadsheet>
      <table:table table:name="All_data_clean" table:style-name="ta1">
        <table:table-column table:style-name="co1" table:number-columns-repeated="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7" table:default-cell-style-name="ce36"/>
        <table:table-column table:style-name="co1" table:number-columns-repeated="1018" table:default-cell-style-name="ce36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used in flotation (g)</text:p>
          </table:table-cell>
          <table:table-cell office:value-type="string" calcext:value-type="string">
            <text:p>Count (8 Neubauer squares)</text:p>
          </table:table-cell>
          <table:table-cell office:value-type="string" calcext:value-type="string">
            <text:p>Diluted in (ml)</text:p>
          </table:table-cell>
          <table:table-cell office:value-type="string" calcext:value-type="string">
            <text:p>Total oocysts/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2]/8)*10000)*[.E2])/[.C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3]/8)*10000)*[.E3])/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4]/8)*10000)*[.E4])/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5]/8)*10000)*[.E5])/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6]/8)*10000)*[.E6])/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7]/8)*10000)*[.E7])/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8]/8)*10000)*[.E8])/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9]/8)*10000)*[.E9])/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0]/8)*10000)*[.E10])/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1]/8)*10000)*[.E11])/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2]/8)*10000)*[.E12])/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3]/8)*10000)*[.E13])/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4]/8)*10000)*[.E14])/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5]/8)*10000)*[.E15])/[.C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6]/8)*10000)*[.E16])/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7]/8)*10000)*[.E17])/[.C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8]/8)*10000)*[.E18])/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9]/8)*10000)*[.E19])/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20]/8)*10000)*[.E20])/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21]/8)*10000)*[.E21])/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22]/8)*10000)*[.E22])/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23]/8)*10000)*[.E23])/[.C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24]/8)*10000)*[.E24])/[.C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25]/8)*10000)*[.E25])/[.C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6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26]/8)*10000)*[.E26])/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8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27]/8)*10000)*[.E27])/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60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28]/8)*10000)*[.E28])/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4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29]/8)*10000)*[.E29])/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87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30]/8)*10000)*[.E30])/[.C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58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31]/8)*10000)*[.E31])/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56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8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formula="of:=((([.D32]/8)*10000)*[.E32])/[.C32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5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formula="of:=((([.D33]/8)*10000)*[.E33])/[.C33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66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8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formula="of:=((([.D34]/8)*10000)*[.E34])/[.C34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72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8"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formula="of:=((([.D35]/8)*10000)*[.E35])/[.C35]" office:value-type="float" office:value="2250" calcext:value-type="float">
            <text:p>22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78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formula="of:=((([.D36]/8)*10000)*[.E36])/[.C36]" office:value-type="float" office:value="3750" calcext:value-type="float">
            <text:p>3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71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8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formula="of:=((([.D37]/8)*10000)*[.E37])/[.C37]" office:value-type="float" office:value="3750" calcext:value-type="float">
            <text:p>3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28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38]/8)*10000)*[.E38])/[.C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0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39]/8)*10000)*[.E39])/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4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40]/8)*10000)*[.E40])/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54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41]/8)*10000)*[.E41])/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27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42]/8)*10000)*[.E42])/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48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43]/8)*10000)*[.E43])/[.C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3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44]/8)*10000)*[.E44])/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73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45]/8)*10000)*[.E45])/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80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46]/8)*10000)*[.E46])/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21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NA</text:p>
          </table:table-cell>
          <table:table-cell table:style-name="ce4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47]/8)*10000)*[.E47])/[.C47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1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48]/8)*10000)*[.E48])/[.C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2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49]/8)*10000)*[.E49])/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((([.D50]/8)*10000)*[.E50])/[.C50]" office:value-type="float" office:value="36875" calcext:value-type="float">
            <text:p>36875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((([.D51]/8)*10000)*[.E51])/[.C51]" office:value-type="float" office:value="43750" calcext:value-type="float">
            <text:p>43750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((([.D52]/8)*10000)*[.E52])/[.C52]" office:value-type="float" office:value="30000" calcext:value-type="float">
            <text:p>30000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((([.D53]/8)*10000)*[.E53])/[.C53]" office:value-type="float" office:value="29375" calcext:value-type="float">
            <text:p>29375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8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((([.D54]/8)*10000)*[.E54])/[.C54]" office:value-type="float" office:value="21875" calcext:value-type="float">
            <text:p>21875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((([.D55]/8)*10000)*[.E55])/[.C55]" office:value-type="float" office:value="35000" calcext:value-type="float">
            <text:p>35000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56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table:style-name="ce38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((([.D56]/8)*10000)*[.E56])/[.C56]" office:value-type="float" office:value="64843.75" calcext:value-type="float">
            <text:p>64843.75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35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((([.D57]/8)*10000)*[.E57])/[.C57]" office:value-type="float" office:value="57692.3076923077" calcext:value-type="float">
            <text:p>57692.3076923077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6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((([.D58]/8)*10000)*[.E58])/[.C58]" office:value-type="float" office:value="65833.3333333333" calcext:value-type="float">
            <text:p>65833.3333333333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((([.D59]/8)*10000)*[.E59])/[.C59]" office:value-type="float" office:value="83333.3333333333" calcext:value-type="float">
            <text:p>83333.3333333333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formula="of:=((([.D60]/8)*10000)*[.E60])/[.C60]" office:value-type="float" office:value="103333.333333333" calcext:value-type="float">
            <text:p>103333.333333333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7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((([.D61]/8)*10000)*[.E61])/[.C61]" office:value-type="float" office:value="99166.6666666667" calcext:value-type="float">
            <text:p>99166.6666666667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62]/8)*10000)*[.E62])/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30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63]/8)*10000)*[.E63])/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64]/8)*10000)*[.E64])/[.C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54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65]/8)*10000)*[.E65])/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66]/8)*10000)*[.E66])/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67]/8)*10000)*[.E67])/[.C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33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68]/8)*10000)*[.E68])/[.C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73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69]/8)*10000)*[.E69])/[.C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80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70]/8)*10000)*[.E70])/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71]/8)*10000)*[.E71])/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31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72]/8)*10000)*[.E72])/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M00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73]/8)*10000)*[.E73])/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((([.D74]/8)*10000)*[.E74])/[.C74]" office:value-type="float" office:value="83333.3333333333" calcext:value-type="float">
            <text:p>83333.3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((([.D75]/8)*10000)*[.E75])/[.C75]" office:value-type="float" office:value="66666.6666666667" calcext:value-type="float">
            <text:p>66666.6666666667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((([.D76]/8)*10000)*[.E76])/[.C76]" office:value-type="float" office:value="65833.3333333333" calcext:value-type="float">
            <text:p>65833.3333333333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((([.D77]/8)*10000)*[.E77])/[.C77]" office:value-type="float" office:value="83333.3333333333" calcext:value-type="float">
            <text:p>83333.3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8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formula="of:=((([.D78]/8)*10000)*[.E78])/[.C78]" office:value-type="float" office:value="100833.333333333" calcext:value-type="float">
            <text:p>100833.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((([.D79]/8)*10000)*[.E79])/[.C79]" office:value-type="float" office:value="83333.3333333333" calcext:value-type="float">
            <text:p>83333.3333333333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((([.D80]/8)*10000)*[.E80])/[.C80]" office:value-type="float" office:value="99166.6666666667" calcext:value-type="float">
            <text:p>99166.666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((([.D81]/8)*10000)*[.E81])/[.C81]" office:value-type="float" office:value="86666.6666666667" calcext:value-type="float">
            <text:p>86666.666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6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table:formula="of:=((([.D82]/8)*10000)*[.E82])/[.C82]" office:value-type="float" office:value="176666.666666667" calcext:value-type="float">
            <text:p>176666.666666667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formula="of:=((([.D83]/8)*10000)*[.E83])/[.C83]" office:value-type="float" office:value="149166.666666667" calcext:value-type="float">
            <text:p>149166.66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table:formula="of:=((([.D84]/8)*10000)*[.E84])/[.C84]" office:value-type="float" office:value="132500" calcext:value-type="float">
            <text:p>1325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((([.D85]/8)*10000)*[.E85])/[.C85]" office:value-type="float" office:value="166666.666666667" calcext:value-type="float">
            <text:p>166666.666666667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86]/8)*10000)*[.E86])/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87]/8)*10000)*[.E87])/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88]/8)*10000)*[.E88])/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89]/8)*10000)*[.E89])/[.C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90]/8)*10000)*[.E90])/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91]/8)*10000)*[.E91])/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92]/8)*10000)*[.E92])/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93]/8)*10000)*[.E93])/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8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94]/8)*10000)*[.E94])/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95]/8)*10000)*[.E95])/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96]/8)*10000)*[.E96])/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97]/8)*10000)*[.E97])/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((([.D98]/8)*10000)*[.E98])/[.C98]" office:value-type="float" office:value="15833.3333333333" calcext:value-type="float">
            <text:p>15833.3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((([.D99]/8)*10000)*[.E99])/[.C99]" office:value-type="float" office:value="20000" calcext:value-type="float">
            <text:p>200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((([.D100]/8)*10000)*[.E100])/[.C100]" office:value-type="float" office:value="33333.3333333333" calcext:value-type="float">
            <text:p>33333.3333333333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((([.D101]/8)*10000)*[.E101])/[.C101]" office:value-type="float" office:value="39166.6666666667" calcext:value-type="float">
            <text:p>39166.666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((([.D102]/8)*10000)*[.E102])/[.C102]" office:value-type="float" office:value="16666.6666666667" calcext:value-type="float">
            <text:p>16666.666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5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((([.D103]/8)*10000)*[.E103])/[.C103]" office:value-type="float" office:value="26666.6666666667" calcext:value-type="float">
            <text:p>26666.6666666667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((([.D104]/8)*10000)*[.E104])/[.C104]" office:value-type="float" office:value="15833.3333333333" calcext:value-type="float">
            <text:p>15833.3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((([.D105]/8)*10000)*[.E105])/[.C105]" office:value-type="float" office:value="16666.6666666667" calcext:value-type="float">
            <text:p>16666.666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6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((([.D106]/8)*10000)*[.E106])/[.C106]" office:value-type="float" office:value="25833.3333333333" calcext:value-type="float">
            <text:p>25833.3333333333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((([.D107]/8)*10000)*[.E107])/[.C107]" office:value-type="float" office:value="50000" calcext:value-type="float">
            <text:p>5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7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((([.D108]/8)*10000)*[.E108])/[.C108]" office:value-type="float" office:value="16666.6666666667" calcext:value-type="float">
            <text:p>16666.6666666667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((([.D109]/8)*10000)*[.E109])/[.C109]" office:value-type="float" office:value="39166.6666666667" calcext:value-type="float">
            <text:p>39166.6666666667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10]/8)*10000)*[.E110])/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11]/8)*10000)*[.E111])/[.C1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12]/8)*10000)*[.E112])/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13]/8)*10000)*[.E113])/[.C1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14]/8)*10000)*[.E114])/[.C1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15]/8)*10000)*[.E115])/[.C1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((([.D116]/8)*10000)*[.E116])/[.C116]" office:value-type="float" office:value="7500" calcext:value-type="float">
            <text:p>75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((([.D117]/8)*10000)*[.E117])/[.C117]" office:value-type="float" office:value="8333.33333333333" calcext:value-type="float">
            <text:p>8333.33333333333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8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((([.D118]/8)*10000)*[.E118])/[.C118]" office:value-type="float" office:value="4166.66666666667" calcext:value-type="float">
            <text:p>4166.66666666667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((([.D119]/8)*10000)*[.E119])/[.C119]" office:value-type="float" office:value="15833.3333333333" calcext:value-type="float">
            <text:p>15833.3333333333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((([.D120]/8)*10000)*[.E120])/[.C120]" office:value-type="float" office:value="15833.3333333333" calcext:value-type="float">
            <text:p>15833.3333333333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(([.D121]/8)*10000)*[.E121])/[.C121]" office:value-type="float" office:value="12500" calcext:value-type="float">
            <text:p>1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6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((([.D122]/8)*10000)*[.E122])/[.C122]" office:value-type="float" office:value="333333.333333333" calcext:value-type="float">
            <text:p>333333.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8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((([.D123]/8)*10000)*[.E123])/[.C123]" office:value-type="float" office:value="122500" calcext:value-type="float">
            <text:p>1225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60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table:formula="of:=((([.D124]/8)*10000)*[.E124])/[.C124]" office:value-type="float" office:value="150357.142857143" calcext:value-type="float">
            <text:p>150357.142857143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4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((([.D125]/8)*10000)*[.E125])/[.C125]" office:value-type="float" office:value="166666.666666667" calcext:value-type="float">
            <text:p>166666.66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87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((([.D126]/8)*10000)*[.E126])/[.C126]" office:value-type="float" office:value="250000" calcext:value-type="float">
            <text:p>25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58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table:formula="of:=((([.D127]/8)*10000)*[.E127])/[.C127]" office:value-type="float" office:value="199166.666666667" calcext:value-type="float">
            <text:p>199166.666666667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56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7.5" calcext:value-type="float">
            <text:p>7.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((([.D128]/8)*10000)*[.E128])/[.C128]" office:value-type="float" office:value="16000" calcext:value-type="float">
            <text:p>1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5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29]/8)*10000)*[.E129])/[.C1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66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((([.D130]/8)*10000)*[.E130])/[.C130]" office:value-type="float" office:value="3750" calcext:value-type="float">
            <text:p>375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2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5.5" calcext:value-type="float">
            <text:p>5.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((([.D131]/8)*10000)*[.E131])/[.C131]" office:value-type="float" office:value="10454.5454545455" calcext:value-type="float">
            <text:p>10454.54545454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78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32]/8)*10000)*[.E132])/[.C1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1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33]/8)*10000)*[.E133])/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8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((([.D134]/8)*10000)*[.E134])/[.C134]" office:value-type="float" office:value="99166.6666666667" calcext:value-type="float">
            <text:p>99166.6666666667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0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((([.D135]/8)*10000)*[.E135])/[.C135]" office:value-type="float" office:value="65833.3333333333" calcext:value-type="float">
            <text:p>65833.3333333333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45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formula="of:=((([.D136]/8)*10000)*[.E136])/[.C136]" office:value-type="float" office:value="165833.333333333" calcext:value-type="float">
            <text:p>165833.333333333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54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formula="of:=((([.D137]/8)*10000)*[.E137])/[.C137]" office:value-type="float" office:value="165833.333333333" calcext:value-type="float">
            <text:p>165833.333333333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7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table:formula="of:=((([.D138]/8)*10000)*[.E138])/[.C138]" office:value-type="float" office:value="199166.666666667" calcext:value-type="float">
            <text:p>199166.666666667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48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formula="of:=((([.D139]/8)*10000)*[.E139])/[.C139]" office:value-type="float" office:value="165833.333333333" calcext:value-type="float">
            <text:p>165833.333333333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3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((([.D140]/8)*10000)*[.E140])/[.C140]" office:value-type="float" office:value="166666.666666667" calcext:value-type="float">
            <text:p>166666.666666667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3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formula="of:=((([.D141]/8)*10000)*[.E141])/[.C141]" office:value-type="float" office:value="400000" calcext:value-type="float">
            <text:p>4000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80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  <table:table-cell table:formula="of:=((([.D142]/8)*10000)*[.E142])/[.C142]" office:value-type="float" office:value="441666.666666667" calcext:value-type="float">
            <text:p>441666.666666667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1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formula="of:=((([.D143]/8)*10000)*[.E143])/[.C143]" office:value-type="float" office:value="100833.333333333" calcext:value-type="float">
            <text:p>100833.333333333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1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((([.D144]/8)*10000)*[.E144])/[.C144]" office:value-type="float" office:value="65833.3333333333" calcext:value-type="float">
            <text:p>65833.3333333333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5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table:formula="of:=((([.D145]/8)*10000)*[.E145])/[.C145]" office:value-type="float" office:value="432500" calcext:value-type="float">
            <text:p>43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6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table:formula="of:=((([.D146]/8)*10000)*[.E146])/[.C146]" office:value-type="float" office:value="1107500" calcext:value-type="float">
            <text:p>1107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8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47]/8)*10000)*[.E147])/[.C1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60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formula="of:=((([.D148]/8)*10000)*[.E148])/[.C148]" office:value-type="float" office:value="600000" calcext:value-type="float">
            <text:p>6000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4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((([.D149]/8)*10000)*[.E149])/[.C149]" office:value-type="float" office:value="117500" calcext:value-type="float">
            <text:p>117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87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((([.D150]/8)*10000)*[.E150])/[.C150]" office:value-type="float" office:value="120000" calcext:value-type="float">
            <text:p>12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58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formula="of:=((([.D151]/8)*10000)*[.E151])/[.C151]" office:value-type="float" office:value="300000" calcext:value-type="float">
            <text:p>3000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56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(([.D152]/8)*10000)*[.E152])/[.C152]" office:value-type="float" office:value="4375" calcext:value-type="float">
            <text:p>43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5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53]/8)*10000)*[.E153])/[.C1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66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54]/8)*10000)*[.E154])/[.C1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2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formula="of:=((([.D155]/8)*10000)*[.E155])/[.C155]" office:value-type="float" office:value="4687.5" calcext:value-type="float">
            <text:p>468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78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56]/8)*10000)*[.E156])/[.C1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1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57]/8)*10000)*[.E157])/[.C1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8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((([.D158]/8)*10000)*[.E158])/[.C158]" office:value-type="float" office:value="77500" calcext:value-type="float">
            <text:p>775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0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((([.D159]/8)*10000)*[.E159])/[.C159]" office:value-type="float" office:value="120000" calcext:value-type="float">
            <text:p>1200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45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table:formula="of:=((([.D160]/8)*10000)*[.E160])/[.C160]" office:value-type="float" office:value="850000" calcext:value-type="float">
            <text:p>8500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54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table:formula="of:=((([.D161]/8)*10000)*[.E161])/[.C161]" office:value-type="float" office:value="397500" calcext:value-type="float">
            <text:p>3975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7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((([.D162]/8)*10000)*[.E162])/[.C162]" office:value-type="float" office:value="197500" calcext:value-type="float">
            <text:p>1975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48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((([.D163]/8)*10000)*[.E163])/[.C163]" office:value-type="float" office:value="77500" calcext:value-type="float">
            <text:p>775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3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formula="of:=((([.D164]/8)*10000)*[.E164])/[.C164]" office:value-type="float" office:value="310000" calcext:value-type="float">
            <text:p>3100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3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formula="of:=((([.D165]/8)*10000)*[.E165])/[.C165]" office:value-type="float" office:value="350000" calcext:value-type="float">
            <text:p>3500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80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((([.D166]/8)*10000)*[.E166])/[.C166]" office:value-type="float" office:value="190000" calcext:value-type="float">
            <text:p>1900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1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((([.D167]/8)*10000)*[.E167])/[.C167]" office:value-type="float" office:value="200000" calcext:value-type="float">
            <text:p>2000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1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((([.D168]/8)*10000)*[.E168])/[.C168]" office:value-type="float" office:value="72500" calcext:value-type="float">
            <text:p>725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5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((([.D169]/8)*10000)*[.E169])/[.C169]" office:value-type="float" office:value="80000" calcext:value-type="float">
            <text:p>8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170]/8)*10000)*[.E170])/[.C170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171]/8)*10000)*[.E171])/[.C171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172]/8)*10000)*[.E172])/[.C172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((([.D173]/8)*10000)*[.E173])/[.C173]" office:value-type="float" office:value="66666.6666666667" calcext:value-type="float">
            <text:p>66666.666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87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((([.D174]/8)*10000)*[.E174])/[.C174]" office:value-type="float" office:value="40000" calcext:value-type="float">
            <text:p>4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58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(([.D175]/8)*10000)*[.E175])/[.C175]"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176]/8)*10000)*[.E176])/[.C176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177]/8)*10000)*[.E177])/[.C177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178]/8)*10000)*[.E178])/[.C178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79]/8)*10000)*[.E179])/[.C1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7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80]/8)*10000)*[.E180])/[.C1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81]/8)*10000)*[.E181])/[.C1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182]/8)*10000)*[.E182])/[.C182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183]/8)*10000)*[.E183])/[.C183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184]/8)*10000)*[.E184])/[.C184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5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185]/8)*10000)*[.E185])/[.C185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((([.D186]/8)*10000)*[.E186])/[.C186]" office:value-type="float" office:value="80000" calcext:value-type="float">
            <text:p>800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48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((([.D187]/8)*10000)*[.E187])/[.C187]" office:value-type="float" office:value="78333.3333333333" calcext:value-type="float">
            <text:p>78333.3333333333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188]/8)*10000)*[.E188])/[.C188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189]/8)*10000)*[.E189])/[.C189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190]/8)*10000)*[.E190])/[.C190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((([.D191]/8)*10000)*[.E191])/[.C191]" office:value-type="float" office:value="60000" calcext:value-type="float">
            <text:p>600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(([.D192]/8)*10000)*[.E192])/[.C192]" office:value-type="float" office:value="40000" calcext:value-type="float">
            <text:p>400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((([.D193]/8)*10000)*[.E193])/[.C193]" office:value-type="float" office:value="80000" calcext:value-type="float">
            <text:p>8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194]/8)*10000)*[.E194])/[.C194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195]/8)*10000)*[.E195])/[.C195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6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196]/8)*10000)*[.E196])/[.C196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97]/8)*10000)*[.E197])/[.C1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8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98]/8)*10000)*[.E198])/[.C1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5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199]/8)*10000)*[.E199])/[.C19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200]/8)*10000)*[.E200])/[.C200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201]/8)*10000)*[.E201])/[.C201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6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202]/8)*10000)*[.E202])/[.C202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203]/8)*10000)*[.E203])/[.C2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07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204]/8)*10000)*[.E204])/[.C2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([.D205]/8)*10000)*[.E205])/[.C2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206]/8)*10000)*[.E206])/[.C206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207]/8)*10000)*[.E207])/[.C207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4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208]/8)*10000)*[.E208])/[.C208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5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209]/8)*10000)*[.E209])/[.C209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(([.D210]/8)*10000)*[.E210])/[.C210]" office:value-type="float" office:value="15000" calcext:value-type="float">
            <text:p>150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((([.D211]/8)*10000)*[.E211])/[.C211]" office:value-type="float" office:value="50000" calcext:value-type="float">
            <text:p>500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212]/8)*10000)*[.E212])/[.C212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7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213]/8)*10000)*[.E213])/[.C213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8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214]/8)*10000)*[.E214])/[.C214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formula="of:=((([.D215]/8)*10000)*[.E215])/[.C215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31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(([.D216]/8)*10000)*[.E216])/[.C216]" office:value-type="float" office:value="13333.3333333333" calcext:value-type="float">
            <text:p>13333.3333333333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LM0025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((([.D217]/8)*10000)*[.E217])/[.C217]" office:value-type="float" office:value="13157.8947368421" calcext:value-type="float">
            <text:p>13157.8947368421</text:p>
          </table:table-cell>
          <table:table-cell table:number-columns-repeated="1018"/>
        </table:table-row>
        <table:table-row table:style-name="ro1" table:number-rows-repeated="10483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and4_DPI" table:style-name="ta1">
        <table:table-column table:style-name="co1" table:number-columns-repeated="5" table:default-cell-style-name="ce8"/>
        <table:table-column table:style-name="co1" table:default-cell-style-name="ce10"/>
        <table:table-column table:style-name="co1" table:number-columns-repeated="5" table:default-cell-style-name="ce8"/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Sample ID</text:p>
          </table:table-cell>
          <table:table-cell office:value-type="string" calcext:value-type="string">
            <text:p>Group of infection </text:p>
          </table:table-cell>
          <table:table-cell office:value-type="string" calcext:value-type="string">
            <text:p>3DPI_ weight (g)</text:p>
          </table:table-cell>
          <table:table-cell office:value-type="string" calcext:value-type="string">
            <text:p>3DPI_count (1)</text:p>
          </table:table-cell>
          <table:table-cell table:style-name="ce9" office:value-type="string" calcext:value-type="string">
            <text:p>3DPI_count (2)</text:p>
          </table:table-cell>
          <table:table-cell table:style-name="ce8" office:value-type="string" calcext:value-type="string">
            <text:p>4DPI_ weight (g)</text:p>
          </table:table-cell>
          <table:table-cell table:style-name="ce9" office:value-type="string" calcext:value-type="string">
            <text:p>4DPI_count (1)</text:p>
          </table:table-cell>
          <table:table-cell office:value-type="string" calcext:value-type="string">
            <text:p>4DPI_count(2)</text:p>
          </table:table-cell>
          <table:table-cell table:style-name="ce14" office:value-type="string" calcext:value-type="string">
            <text:p>Oocyst count with Neubauer ( conc./ml)</text:p>
          </table:table-cell>
          <table:table-cell office:value-type="string" calcext:value-type="string">
            <text:p>Final count<text:span text:style-name="T1">(Oocyst count with Neubauer/g)</text:span></text:p>
          </table:table-cell>
          <table:table-cell table:style-name="ce9" office:value-type="string" calcext:value-type="string">
            <text:p>Notes</text:p>
          </table:table-cell>
          <table:table-cell table:number-columns-repeated="4"/>
          <table:table-cell table:style-name="ce23"/>
          <table:table-cell/>
        </table:table-row>
        <table:table-row table:style-name="ro3">
          <table:table-cell office:value-type="string" calcext:value-type="string">
            <text:p>LM0036</text:p>
          </table:table-cell>
          <table:table-cell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table:formula="of:=[.H2]*10/4" office:value-type="float" office:value="0" calcext:value-type="float">
            <text:p>0</text:p>
          </table:table-cell>
          <table:table-cell table:style-name="Default"/>
          <table:table-cell table:style-name="ce9" office:value-type="string" calcext:value-type="string">
            <text:p>Only 5 g was flotated</text:p>
          </table:table-cell>
          <table:table-cell table:style-name="ce17" office:value-type="string" calcext:value-type="string" table:number-columns-spanned="1" table:number-rows-spanned="2">
            <text:p>Concentration =</text:p>
          </table:table-cell>
          <table:table-cell table:style-name="ce19" office:value-type="string" calcext:value-type="string">
            <text:p>Number of <text:span text:style-name="T2">cells x 10.000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M0038</text:p>
          </table:table-cell>
          <table:table-cell table:style-name="ce9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[.H3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nly 5 g was flotated</text:p>
          </table:table-cell>
          <table:covered-table-cell table:style-name="ce18"/>
          <table:table-cell table:style-name="ce19" office:value-type="string" calcext:value-type="string">
            <text:p>Number of squa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0060</text:p>
          </table:table-cell>
          <table:table-cell table:style-name="ce9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table-cell table:style-name="ce9" office:value-type="string" calcext:value-type="string">
            <text:p>Only 5 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34</text:p>
          </table:table-cell>
          <table:table-cell table:style-name="ce9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nly 5 g was flotated</text:p>
          </table:table-cell>
          <table:table-cell/>
          <table:table-cell table:style-name="ce20" office:value-type="string" calcext:value-type="string">
            <text:p><text:span text:style-name="T3"><text:a xlink:href="http://www.celeromics.com/en/resources/Technical%20Notes/chamber-errors-concentration.php" xlink:type="simple">http://www.celeromics.com/en/resources/Technical%20Notes/chamber-errors-concentration.php</text:a>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0087</text:p>
          </table:table-cell>
          <table:table-cell table:style-name="ce9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nly 5 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58</text:p>
          </table:table-cell>
          <table:table-cell table:style-name="ce9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style-name="ce9" office:value-type="string" calcext:value-type="string">
            <text:p>Only 5 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5 to6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12500" calcext:value-type="float">
            <text:p>12500</text:p>
          </table:table-cell>
          <table:table-cell office:value-type="float" office:value="2500" calcext:value-type="float">
            <text:p>2500</text:p>
          </table:table-cell>
          <table:table-cell table:style-name="ce9" office:value-type="string" calcext:value-type="string">
            <text:p>Only 5 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 to6</text:p>
          </table:table-cell>
          <table:table-cell office:value-type="float" office:value="5" calcext:value-type="float">
            <text:p>5</text:p>
          </table:table-cell>
          <table:table-cell office:value-type="float" office:value="12500" calcext:value-type="float">
            <text:p>125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nly 5 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5 to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2500" calcext:value-type="float">
            <text:p>12500</text:p>
          </table:table-cell>
          <table:table-cell office:value-type="float" office:value="2500" calcext:value-type="float">
            <text:p>2500</text:p>
          </table:table-cell>
          <table:table-cell table:style-name="ce9" office:value-type="string" calcext:value-type="string">
            <text:p>Only 5 g was flotated</text:p>
          </table:table-cell>
          <table:table-cell table:number-columns-repeated="2"/>
          <table:table-cell table:style-name="ce21"/>
          <table:table-cell table:style-name="ce22" table:number-columns-repeated="3"/>
        </table:table-row>
        <table:table-row table:style-name="ro1">
          <table:table-cell office:value-type="string" calcext:value-type="string">
            <text:p>LM0072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1 to2 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nly 5 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78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 to4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Only 5 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71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style-name="ce12" office:value-type="string" calcext:value-type="string">
            <text:p>3 to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style-name="ce9" office:value-type="string" calcext:value-type="string">
            <text:p>Only 5 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28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string" calcext:value-type="string">
            <text:p>Only 3 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30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string" calcext:value-type="string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string" calcext:value-type="string">
            <text:p>Only 3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45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54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27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48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string" calcext:value-type="string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33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73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80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21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style-name="ce13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31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25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/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1" table:number-rows-repeated="7">
          <table:table-cell table:style-name="Default" table:number-columns-repeated="2"/>
          <table:table-cell/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8"/>
          <table:table-cell table:number-columns-repeated="6"/>
        </table:table-row>
      </table:table>
      <table:table table:name="5DPI" table:style-name="ta1">
        <table:table-column table:style-name="co1" table:default-cell-style-name="ce25"/>
        <table:table-column table:style-name="co1" table:default-cell-style-name="ce8"/>
        <table:table-column table:style-name="co1" table:default-cell-style-name="ce26"/>
        <table:table-column table:style-name="co1" table:default-cell-style-name="ce12"/>
        <table:table-column table:style-name="co1" table:number-columns-repeated="2" table:default-cell-style-name="ce8"/>
        <table:table-column table:style-name="co6" table:default-cell-style-name="ce8"/>
        <table:table-column table:style-name="co1" table:default-cell-style-name="Default"/>
        <table:table-column table:style-name="co1" table:default-cell-style-name="ce12"/>
        <table:table-column table:style-name="co1" table:number-columns-repeated="6" table:default-cell-style-name="Default"/>
        <table:table-row table:style-name="ro1">
          <table:table-cell table:style-name="ce8" office:value-type="string" calcext:value-type="string">
            <text:p>Sample ID</text:p>
          </table:table-cell>
          <table:table-cell office:value-type="string" calcext:value-type="string">
            <text:p>Group of infection </text:p>
          </table:table-cell>
          <table:table-cell table:style-name="ce8" office:value-type="string" calcext:value-type="string">
            <text:p>5DPI_ weight (g)</text:p>
          </table:table-cell>
          <table:table-cell table:style-name="ce9" office:value-type="string" calcext:value-type="string">
            <text:p>5DPI_count 1</text:p>
          </table:table-cell>
          <table:table-cell office:value-type="string" calcext:value-type="string">
            <text:p>5DPI_count 2</text:p>
          </table:table-cell>
          <table:table-cell office:value-type="string" calcext:value-type="string">
            <text:p>average_ count</text:p>
          </table:table-cell>
          <table:table-cell office:value-type="string" calcext:value-type="string">
            <text:p>Oocyst count with Neubauer ( conc./ml)</text:p>
          </table:table-cell>
          <table:table-cell/>
          <table:table-cell table:style-name="ce8" office:value-type="string" calcext:value-type="string">
            <text:p>Final count<text:span text:style-name="T1">(Oocyst count with Neubauer/g)</text:span>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LM0036</text:p>
          </table:table-cell>
          <table:table-cell office:value-type="string" calcext:value-type="string">
            <text:p>E7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75000" calcext:value-type="float">
            <text:p>75000</text:p>
          </table:table-cell>
          <table:table-cell/>
          <table:table-cell table:style-name="ce27" office:value-type="float" office:value="18750" calcext:value-type="float">
            <text:p>18750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LM0038</text:p>
          </table:table-cell>
          <table:table-cell table:style-name="ce9" office:value-type="string" calcext:value-type="string">
            <text:p>E7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87500" calcext:value-type="float">
            <text:p>87500</text:p>
          </table:table-cell>
          <table:table-cell/>
          <table:table-cell table:style-name="ce27" office:value-type="float" office:value="21800" calcext:value-type="float">
            <text:p>21800</text:p>
          </table:table-cell>
          <table:table-cell table:number-columns-repeated="2"/>
          <table:table-cell table:style-name="ce24"/>
          <table:table-cell table:style-name="ce8" office:value-type="string" calcext:value-type="string">
            <text:p>sample has been completely flotated</text:p>
          </table:table-cell>
          <table:table-cell table:style-name="ce8" table:number-columns-repeated="2"/>
        </table:table-row>
        <table:table-row table:style-name="ro1">
          <table:table-cell table:style-name="ce24" office:value-type="string" calcext:value-type="string">
            <text:p>LM0060</text:p>
          </table:table-cell>
          <table:table-cell table:style-name="ce9" office:value-type="string" calcext:value-type="string">
            <text:p>E7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60000" calcext:value-type="float">
            <text:p>60000</text:p>
          </table:table-cell>
          <table:table-cell/>
          <table:table-cell table:style-name="ce28" office:value-type="float" office:value="15000" calcext:value-type="float">
            <text:p>15000</text:p>
          </table:table-cell>
          <table:table-cell table:number-columns-repeated="2"/>
          <table:table-cell table:style-name="ce25"/>
          <table:table-cell table:style-name="ce8" office:value-type="string" calcext:value-type="string">
            <text:p>sample partially flotated</text:p>
          </table:table-cell>
          <table:table-cell table:style-name="ce8" table:number-columns-repeated="2"/>
        </table:table-row>
        <table:table-row table:style-name="ro1">
          <table:table-cell table:style-name="ce24" office:value-type="string" calcext:value-type="string">
            <text:p>LM0034</text:p>
          </table:table-cell>
          <table:table-cell table:style-name="ce9" office:value-type="string" calcext:value-type="string">
            <text:p>E7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0000" calcext:value-type="float">
            <text:p>60000</text:p>
          </table:table-cell>
          <table:table-cell/>
          <table:table-cell table:style-name="ce28"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LM0087</text:p>
          </table:table-cell>
          <table:table-cell table:style-name="ce9" office:value-type="string" calcext:value-type="string">
            <text:p>E7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/>
          <table:table-cell table:style-name="ce27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LM0058</text:p>
          </table:table-cell>
          <table:table-cell table:style-name="ce9" office:value-type="string" calcext:value-type="string">
            <text:p>E7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0000" calcext:value-type="float">
            <text:p>70000</text:p>
          </table:table-cell>
          <table:table-cell/>
          <table:table-cell table:style-name="ce27" office:value-type="float" office:value="17500" calcext:value-type="float">
            <text:p>17500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office:value-type="float" office:value="3.2" calcext:value-type="float">
            <text:p>3.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32800" calcext:value-type="float">
            <text:p>32800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office:value-type="float" office:value="2.6" calcext:value-type="float">
            <text:p>2.6</text:p>
          </table:table-cell>
          <table:table-cell table:style-name="ce8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5000" calcext:value-type="float">
            <text:p>75000</text:p>
          </table:table-cell>
          <table:table-cell/>
          <table:table-cell table:style-name="ce8" office:value-type="float" office:value="28850" calcext:value-type="float">
            <text:p>28850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33333" calcext:value-type="float">
            <text:p>33333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LM0072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25000" calcext:value-type="float">
            <text:p>125000</text:p>
          </table:table-cell>
          <table:table-cell/>
          <table:table-cell office:value-type="float" office:value="41666" calcext:value-type="float">
            <text:p>41666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LM0078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55000" calcext:value-type="float">
            <text:p>155000</text:p>
          </table:table-cell>
          <table:table-cell/>
          <table:table-cell table:style-name="ce8" office:value-type="float" office:value="51666" calcext:value-type="float">
            <text:p>51666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LM0071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28</text:p>
          </table:table-cell>
          <table:table-cell office:value-type="string" calcext:value-type="string">
            <text:p>E.F.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30</text:p>
          </table:table-cell>
          <table:table-cell office:value-type="string" calcext:value-type="string">
            <text:p>E.F.W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45</text:p>
          </table:table-cell>
          <table:table-cell office:value-type="string" calcext:value-type="string">
            <text:p>E.F.W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54</text:p>
          </table:table-cell>
          <table:table-cell office:value-type="string" calcext:value-type="string">
            <text:p>E.F.W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27</text:p>
          </table:table-cell>
          <table:table-cell office:value-type="string" calcext:value-type="string">
            <text:p>E.F.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48</text:p>
          </table:table-cell>
          <table:table-cell office:value-type="string" calcext:value-type="string">
            <text:p>E.F.W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33</text:p>
          </table:table-cell>
          <table:table-cell office:value-type="string" calcext:value-type="string">
            <text:p>E.F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73</text:p>
          </table:table-cell>
          <table:table-cell office:value-type="string" calcext:value-type="string">
            <text:p>E.F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80</text:p>
          </table:table-cell>
          <table:table-cell office:value-type="string" calcext:value-type="string">
            <text:p>E.F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21</text:p>
          </table:table-cell>
          <table:table-cell office:value-type="string" calcext:value-type="string">
            <text:p>E.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31</text:p>
          </table:table-cell>
          <table:table-cell office:value-type="string" calcext:value-type="string">
            <text:p>E.F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0025</text:p>
          </table:table-cell>
          <table:table-cell office:value-type="string" calcext:value-type="string">
            <text:p>E.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8"/>
          <table:table-cell table:style-name="Default" table:number-columns-repeated="3"/>
          <table:table-cell/>
          <table:table-cell table:style-name="Default"/>
          <table:table-cell table:number-columns-repeated="6"/>
        </table:table-row>
      </table:table>
      <table:table table:name="6DPI" table:style-name="ta1">
        <table:table-column table:style-name="co1" table:number-columns-repeated="4" table:default-cell-style-name="Default"/>
        <table:table-column table:style-name="co1" table:number-columns-repeated="2" table:default-cell-style-name="ce8"/>
        <table:table-column table:style-name="co1" table:number-columns-repeated="8" table:default-cell-style-name="Default"/>
        <table:table-row table:style-name="ro1">
          <table:table-cell table:style-name="ce8" office:value-type="string" calcext:value-type="string">
            <text:p>Sample ID</text:p>
          </table:table-cell>
          <table:table-cell table:style-name="ce8" office:value-type="string" calcext:value-type="string">
            <text:p>Group of infection </text:p>
          </table:table-cell>
          <table:table-cell table:style-name="ce8" office:value-type="string" calcext:value-type="string">
            <text:p>6DPI_ weight (g)</text:p>
          </table:table-cell>
          <table:table-cell table:style-name="ce9" office:value-type="string" calcext:value-type="string">
            <text:p>6DPI_count 1</text:p>
          </table:table-cell>
          <table:table-cell office:value-type="string" calcext:value-type="string">
            <text:p>6DPI_count 2</text:p>
          </table:table-cell>
          <table:table-cell office:value-type="string" calcext:value-type="string">
            <text:p>average_ count</text:p>
          </table:table-cell>
          <table:table-cell table:style-name="ce8" office:value-type="string" calcext:value-type="string">
            <text:p>Oocyst count with Neubauer ( conc./ml)</text:p>
          </table:table-cell>
          <table:table-cell/>
          <table:table-cell table:style-name="ce8" office:value-type="string" calcext:value-type="string">
            <text:p>Final count(Oocyst count with Neubauer/g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LM0036</text:p>
          </table:table-cell>
          <table:table-cell table:style-name="ce8" office:value-type="string" calcext:value-type="string">
            <text:p>E70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8" office:value-type="float" office:value="125000" calcext:value-type="float">
            <text:p>125000</text:p>
          </table:table-cell>
          <table:table-cell/>
          <table:table-cell table:style-name="ce8" office:value-type="float" office:value="41667" calcext:value-type="float">
            <text:p>41667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LM0038</text:p>
          </table:table-cell>
          <table:table-cell table:style-name="ce9" office:value-type="string" calcext:value-type="string">
            <text:p>E70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100000" calcext:value-type="float">
            <text:p>100000</text:p>
          </table:table-cell>
          <table:table-cell/>
          <table:table-cell table:style-name="ce8" office:value-type="float" office:value="33333" calcext:value-type="float">
            <text:p>33333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LM0060</text:p>
          </table:table-cell>
          <table:table-cell table:style-name="ce9" office:value-type="string" calcext:value-type="string">
            <text:p>E70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100000" calcext:value-type="float">
            <text:p>100000</text:p>
          </table:table-cell>
          <table:table-cell/>
          <table:table-cell table:style-name="ce8" office:value-type="float" office:value="33333" calcext:value-type="float">
            <text:p>33333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8" office:value-type="string" calcext:value-type="string">
            <text:p>sample weight standardized </text:p>
          </table:table-cell>
          <table:table-cell table:style-name="ce8" office:value-type="string" calcext:value-type="string">
            <text:p>prior to the flotation </text:p>
          </table:table-cell>
          <table:table-cell table:style-name="ce8"/>
        </table:table-row>
        <table:table-row table:style-name="ro1">
          <table:table-cell table:style-name="ce12" office:value-type="string" calcext:value-type="string">
            <text:p>LM0034</text:p>
          </table:table-cell>
          <table:table-cell table:style-name="ce9" office:value-type="string" calcext:value-type="string">
            <text:p>E70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125000" calcext:value-type="float">
            <text:p>125000</text:p>
          </table:table-cell>
          <table:table-cell/>
          <table:table-cell table:style-name="ce8" office:value-type="float" office:value="41667" calcext:value-type="float">
            <text:p>41667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LM0087</text:p>
          </table:table-cell>
          <table:table-cell table:style-name="ce9" office:value-type="string" calcext:value-type="string">
            <text:p>E70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style-name="ce8" office:value-type="float" office:value="150000" calcext:value-type="float">
            <text:p>150000</text:p>
          </table:table-cell>
          <table:table-cell/>
          <table:table-cell table:style-name="ce8"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LM0058</text:p>
          </table:table-cell>
          <table:table-cell table:style-name="ce9" office:value-type="string" calcext:value-type="string">
            <text:p>E70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125000" calcext:value-type="float">
            <text:p>125000</text:p>
          </table:table-cell>
          <table:table-cell/>
          <table:table-cell table:style-name="ce8" office:value-type="float" office:value="41667" calcext:value-type="float">
            <text:p>41667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LM0056</text:p>
          </table:table-cell>
          <table:table-cell table:style-name="ce8" office:value-type="string" calcext:value-type="string">
            <text:p>E64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150000" calcext:value-type="float">
            <text:p>150000</text:p>
          </table:table-cell>
          <table:table-cell/>
          <table:table-cell table:style-name="ce8"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LM0035</text:p>
          </table:table-cell>
          <table:table-cell table:style-name="ce8" office:value-type="string" calcext:value-type="string">
            <text:p>E64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8" office:value-type="float" office:value="130000" calcext:value-type="float">
            <text:p>130000</text:p>
          </table:table-cell>
          <table:table-cell/>
          <table:table-cell table:style-name="ce8" office:value-type="float" office:value="43333" calcext:value-type="float">
            <text:p>43333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LM0066</text:p>
          </table:table-cell>
          <table:table-cell table:style-name="ce8" office:value-type="string" calcext:value-type="string">
            <text:p>E64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style-name="ce8" office:value-type="float" office:value="265000" calcext:value-type="float">
            <text:p>265000</text:p>
          </table:table-cell>
          <table:table-cell/>
          <table:table-cell table:style-name="ce8" office:value-type="float" office:value="88333" calcext:value-type="float">
            <text:p>88333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LM0072</text:p>
          </table:table-cell>
          <table:table-cell table:style-name="ce8" office:value-type="string" calcext:value-type="string">
            <text:p>E64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225000" calcext:value-type="float">
            <text:p>225000</text:p>
          </table:table-cell>
          <table:table-cell/>
          <table:table-cell table:style-name="ce8" office:value-type="float" office:value="75000" calcext:value-type="float">
            <text:p>7500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LM0078</text:p>
          </table:table-cell>
          <table:table-cell table:style-name="ce8" office:value-type="string" calcext:value-type="string">
            <text:p>E64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200000" calcext:value-type="float">
            <text:p>200000</text:p>
          </table:table-cell>
          <table:table-cell/>
          <table:table-cell table:style-name="ce8" office:value-type="float" office:value="66666" calcext:value-type="float">
            <text:p>66666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LM0071</text:p>
          </table:table-cell>
          <table:table-cell table:style-name="ce8" office:value-type="string" calcext:value-type="string">
            <text:p>E64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50000" calcext:value-type="float">
            <text:p>250000</text:p>
          </table:table-cell>
          <table:table-cell/>
          <table:table-cell table:style-name="ce8" office:value-type="float" office:value="83333" calcext:value-type="float">
            <text:p>83333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LM0028</text:p>
          </table:table-cell>
          <table:table-cell table:style-name="ce8" office:value-type="string" calcext:value-type="string">
            <text:p>E.F.W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LM0030</text:p>
          </table:table-cell>
          <table:table-cell table:style-name="ce8" office:value-type="string" calcext:value-type="string">
            <text:p>E.F.W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LM0045</text:p>
          </table:table-cell>
          <table:table-cell table:style-name="ce8" office:value-type="string" calcext:value-type="string">
            <text:p>E.F.W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LM0054</text:p>
          </table:table-cell>
          <table:table-cell table:style-name="ce8" office:value-type="string" calcext:value-type="string">
            <text:p>E.F.W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LM0027</text:p>
          </table:table-cell>
          <table:table-cell table:style-name="ce8" office:value-type="string" calcext:value-type="string">
            <text:p>E.F.W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LM0048</text:p>
          </table:table-cell>
          <table:table-cell table:style-name="ce8" office:value-type="string" calcext:value-type="string">
            <text:p>E.F.W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LM0033</text:p>
          </table:table-cell>
          <table:table-cell table:style-name="ce8" office:value-type="string" calcext:value-type="string">
            <text:p>E.F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LM0073</text:p>
          </table:table-cell>
          <table:table-cell table:style-name="ce8" office:value-type="string" calcext:value-type="string">
            <text:p>E.F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LM0080</text:p>
          </table:table-cell>
          <table:table-cell table:style-name="ce8" office:value-type="string" calcext:value-type="string">
            <text:p>E.F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LM0021</text:p>
          </table:table-cell>
          <table:table-cell table:style-name="ce8" office:value-type="string" calcext:value-type="string">
            <text:p>E.F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LM0031</text:p>
          </table:table-cell>
          <table:table-cell table:style-name="ce8" office:value-type="string" calcext:value-type="string">
            <text:p>E.F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LM0025</text:p>
          </table:table-cell>
          <table:table-cell table:style-name="ce8" office:value-type="string" calcext:value-type="string">
            <text:p>E.F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 table:number-columns-repeated="14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 table:number-columns-repeated="14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</table:table>
      <table:table table:name="7DPI" table:style-name="ta1">
        <table:table-column table:style-name="co1" table:default-cell-style-name="ce12"/>
        <table:table-column table:style-name="co1" table:default-cell-style-name="ce8"/>
        <table:table-column table:style-name="co1" table:default-cell-style-name="ce13"/>
        <table:table-column table:style-name="co1" table:number-columns-repeated="4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style-name="ce8" office:value-type="string" calcext:value-type="string">
            <text:p>Sample ID</text:p>
          </table:table-cell>
          <table:table-cell office:value-type="string" calcext:value-type="string">
            <text:p>Group of infection </text:p>
          </table:table-cell>
          <table:table-cell table:style-name="ce8" office:value-type="string" calcext:value-type="string">
            <text:p>7DPI_ weight (g)</text:p>
          </table:table-cell>
          <table:table-cell table:style-name="ce9" office:value-type="string" calcext:value-type="string">
            <text:p>7DPI_count 1</text:p>
          </table:table-cell>
          <table:table-cell office:value-type="string" calcext:value-type="string">
            <text:p>7DPI_count 2</text:p>
          </table:table-cell>
          <table:table-cell office:value-type="string" calcext:value-type="string">
            <text:p>average_ count</text:p>
          </table:table-cell>
          <table:table-cell office:value-type="string" calcext:value-type="string">
            <text:p>Oocyst count with Neubauer ( conc./ml)</text:p>
          </table:table-cell>
          <table:table-cell/>
          <table:table-cell office:value-type="string" calcext:value-type="string">
            <text:p>Final count(Oocyst count with Neubauer/g)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LM0036</text:p>
          </table:table-cell>
          <table:table-cell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8333" calcext:value-type="float">
            <text:p>8333</text:p>
          </table:table-cell>
          <table:table-cell/>
          <table:table-cell table:style-name="ce13"/>
          <table:table-cell table:style-name="ce8" office:value-type="string" calcext:value-type="string">
            <text:p>sample weight standardized <text:s/>prior to the flotation</text:p>
          </table:table-cell>
        </table:table-row>
        <table:table-row table:style-name="ro1">
          <table:table-cell table:style-name="ce8" office:value-type="string" calcext:value-type="string">
            <text:p>LM0038</text:p>
          </table:table-cell>
          <table:table-cell table:style-name="ce9"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string" calcext:value-type="string">
            <text:p>LM0060</text:p>
          </table:table-cell>
          <table:table-cell table:style-name="ce9"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16666" calcext:value-type="float">
            <text:p>16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34</text:p>
          </table:table-cell>
          <table:table-cell table:style-name="ce9"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LM0087</text:p>
          </table:table-cell>
          <table:table-cell table:style-name="ce9"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8333" calcext:value-type="float">
            <text:p>833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LM0058</text:p>
          </table:table-cell>
          <table:table-cell table:style-name="ce9"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13333" calcext:value-type="float">
            <text:p>1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6666" calcext:value-type="float">
            <text:p>6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72</text:p>
          </table:table-cell>
          <table:table-cell office:value-type="string" calcext:value-type="string">
            <text:p>E6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12500" calcext:value-type="float">
            <text:p>1250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LM0078</text:p>
          </table:table-cell>
          <table:table-cell office:value-type="string" calcext:value-type="string">
            <text:p>E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71</text:p>
          </table:table-cell>
          <table:table-cell office:value-type="string" calcext:value-type="string">
            <text:p>E6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28</text:p>
          </table:table-cell>
          <table:table-cell office:value-type="string" calcext:value-type="string">
            <text:p>E.F.W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30</text:p>
          </table:table-cell>
          <table:table-cell office:value-type="string" calcext:value-type="string">
            <text:p>E.F.W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45</text:p>
          </table:table-cell>
          <table:table-cell office:value-type="string" calcext:value-type="string">
            <text:p>E.F.W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54</text:p>
          </table:table-cell>
          <table:table-cell office:value-type="string" calcext:value-type="string">
            <text:p>E.F.W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27</text:p>
          </table:table-cell>
          <table:table-cell office:value-type="string" calcext:value-type="string">
            <text:p>E.F.W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48</text:p>
          </table:table-cell>
          <table:table-cell office:value-type="string" calcext:value-type="string">
            <text:p>E.F.W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33</text:p>
          </table:table-cell>
          <table:table-cell office:value-type="string" calcext:value-type="string">
            <text:p>E.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00" calcext:value-type="float">
            <text:p>12500</text:p>
          </table:table-cell>
          <table:table-cell/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73</text:p>
          </table:table-cell>
          <table:table-cell office:value-type="string" calcext:value-type="string">
            <text:p>E.F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2500" calcext:value-type="float">
            <text:p>12500</text:p>
          </table:table-cell>
          <table:table-cell/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80</text:p>
          </table:table-cell>
          <table:table-cell office:value-type="string" calcext:value-type="string">
            <text:p>E.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21</text:p>
          </table:table-cell>
          <table:table-cell office:value-type="string" calcext:value-type="string">
            <text:p>E.F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8333" calcext:value-type="float">
            <text:p>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31</text:p>
          </table:table-cell>
          <table:table-cell office:value-type="string" calcext:value-type="string">
            <text:p>E.F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8333" calcext:value-type="float">
            <text:p>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25</text:p>
          </table:table-cell>
          <table:table-cell office:value-type="string" calcext:value-type="string">
            <text:p>E.F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6666" calcext:value-type="float">
            <text:p>6666</text:p>
          </table:table-cell>
          <table:table-cell table:number-columns-repeated="3"/>
        </table:table-row>
      </table:table>
      <table:table table:name="8DPI" table:style-name="ta1">
        <table:table-column table:style-name="co1" table:default-cell-style-name="ce12"/>
        <table:table-column table:style-name="co1" table:default-cell-style-name="ce8"/>
        <table:table-column table:style-name="co1" table:default-cell-style-name="ce29"/>
        <table:table-column table:style-name="co1" table:number-columns-repeated="4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style-name="ce8" office:value-type="string" calcext:value-type="string">
            <text:p>Sample ID</text:p>
          </table:table-cell>
          <table:table-cell office:value-type="string" calcext:value-type="string">
            <text:p>Group of infection </text:p>
          </table:table-cell>
          <table:table-cell table:style-name="ce8" office:value-type="string" calcext:value-type="string">
            <text:p>8DPI_ weight (g)</text:p>
          </table:table-cell>
          <table:table-cell table:style-name="ce9" office:value-type="string" calcext:value-type="string">
            <text:p>8DPI_count 1</text:p>
          </table:table-cell>
          <table:table-cell office:value-type="string" calcext:value-type="string">
            <text:p>8DPI_count 2</text:p>
          </table:table-cell>
          <table:table-cell office:value-type="string" calcext:value-type="string">
            <text:p>average_ count</text:p>
          </table:table-cell>
          <table:table-cell office:value-type="string" calcext:value-type="string">
            <text:p>Oocyst count with Neubauer ( conc./ml)</text:p>
          </table:table-cell>
          <table:table-cell/>
          <table:table-cell office:value-type="string" calcext:value-type="string">
            <text:p>Final count(Oocyst count with Neubauer/g)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LM0036</text:p>
          </table:table-cell>
          <table:table-cell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float" office:value="166666" calcext:value-type="float">
            <text:p>166666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LM0038</text:p>
          </table:table-cell>
          <table:table-cell table:style-name="ce9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2500" calcext:value-type="float">
            <text:p>62500</text:p>
          </table:table-cell>
          <table:table-cell/>
          <table:table-cell office:value-type="float" office:value="62500" calcext:value-type="float">
            <text:p>62500</text:p>
          </table:table-cell>
          <table:table-cell/>
          <table:table-cell table:style-name="ce13"/>
          <table:table-cell table:style-name="ce8" office:value-type="string" calcext:value-type="string">
            <text:p>sample weight standardized <text:s/>prior to the flotation</text:p>
          </table:table-cell>
        </table:table-row>
        <table:table-row table:style-name="ro1">
          <table:table-cell office:value-type="string" calcext:value-type="string">
            <text:p>LM0060</text:p>
          </table:table-cell>
          <table:table-cell table:style-name="ce9" office:value-type="string" calcext:value-type="string">
            <text:p>E7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office:value-type="float" office:value="525000" calcext:value-type="float">
            <text:p>525000</text:p>
          </table:table-cell>
          <table:table-cell/>
          <table:table-cell office:value-type="float" office:value="75000" calcext:value-type="float">
            <text:p>7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34</text:p>
          </table:table-cell>
          <table:table-cell table:style-name="ce9"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float" office:value="83333" calcext:value-type="float">
            <text:p>8333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LM0087</text:p>
          </table:table-cell>
          <table:table-cell table:style-name="ce9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25000" calcext:value-type="float">
            <text:p>125000</text:p>
          </table:table-cell>
          <table:table-cell/>
          <table:table-cell office:value-type="float" office:value="125000" calcext:value-type="float">
            <text:p>125000</text:p>
          </table:table-cell>
          <table:table-cell table:number-columns-repeated="2"/>
          <table:table-cell table:style-name="ce31"/>
        </table:table-row>
        <table:table-row table:style-name="ro1">
          <table:table-cell table:style-name="ce8" office:value-type="string" calcext:value-type="string">
            <text:p>LM0058</text:p>
          </table:table-cell>
          <table:table-cell table:style-name="ce9"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300000" calcext:value-type="float">
            <text:p>300000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office:value-type="float" office:value="7.8" calcext:value-type="float">
            <text:p>7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500" calcext:value-type="float">
            <text:p>12500</text:p>
          </table:table-cell>
          <table:table-cell/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72</text:p>
          </table:table-cell>
          <table:table-cell office:value-type="string" calcext:value-type="string">
            <text:p>E64</text:p>
          </table:table-cell>
          <table:table-cell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5455" calcext:value-type="float">
            <text:p>545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LM0078</text:p>
          </table:table-cell>
          <table:table-cell office:value-type="string" calcext:value-type="string">
            <text:p>E6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71</text:p>
          </table:table-cell>
          <table:table-cell office:value-type="string" calcext:value-type="string">
            <text:p>E6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28</text:p>
          </table:table-cell>
          <table:table-cell office:value-type="string" calcext:value-type="string">
            <text:p>E.F.W</text:p>
          </table:table-cell>
          <table:table-cell table:style-name="ce30"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30</text:p>
          </table:table-cell>
          <table:table-cell office:value-type="string" calcext:value-type="string">
            <text:p>E.F.W</text:p>
          </table:table-cell>
          <table:table-cell table:style-name="ce30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33333" calcext:value-type="float">
            <text:p>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45</text:p>
          </table:table-cell>
          <table:table-cell office:value-type="string" calcext:value-type="string">
            <text:p>E.F.W</text:p>
          </table:table-cell>
          <table:table-cell table:style-name="ce30"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float" office:value="83333" calcext:value-type="float">
            <text:p>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54</text:p>
          </table:table-cell>
          <table:table-cell office:value-type="string" calcext:value-type="string">
            <text:p>E.F.W</text:p>
          </table:table-cell>
          <table:table-cell table:style-name="ce30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float" office:value="83333" calcext:value-type="float">
            <text:p>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27</text:p>
          </table:table-cell>
          <table:table-cell office:value-type="string" calcext:value-type="string">
            <text:p>E.F.W</text:p>
          </table:table-cell>
          <table:table-cell table:style-name="ce30"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300000" calcext:value-type="float">
            <text:p>300000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48</text:p>
          </table:table-cell>
          <table:table-cell office:value-type="string" calcext:value-type="string">
            <text:p>E.F.W</text:p>
          </table:table-cell>
          <table:table-cell table:style-name="ce30"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float" office:value="83333" calcext:value-type="float">
            <text:p>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33</text:p>
          </table:table-cell>
          <table:table-cell office:value-type="string" calcext:value-type="string">
            <text:p>E.F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float" office:value="83333" calcext:value-type="float">
            <text:p>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73</text:p>
          </table:table-cell>
          <table:table-cell office:value-type="string" calcext:value-type="string">
            <text:p>E.F</text:p>
          </table:table-cell>
          <table:table-cell table:style-name="ce30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  <table:table-cell office:value-type="float" office:value="240" calcext:value-type="float">
            <text:p>240</text:p>
          </table:table-cell>
          <table:table-cell office:value-type="float" office:value="600000" calcext:value-type="float">
            <text:p>600000</text:p>
          </table:table-cell>
          <table:table-cell/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80</text:p>
          </table:table-cell>
          <table:table-cell office:value-type="string" calcext:value-type="string">
            <text:p>E.F</text:p>
          </table:table-cell>
          <table:table-cell table:style-name="ce30"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662000" calcext:value-type="float">
            <text:p>662000</text:p>
          </table:table-cell>
          <table:table-cell/>
          <table:table-cell office:value-type="float" office:value="220666" calcext:value-type="float">
            <text:p>220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21</text:p>
          </table:table-cell>
          <table:table-cell office:value-type="string" calcext:value-type="string">
            <text:p>E.F</text:p>
          </table:table-cell>
          <table:table-cell table:style-name="ce30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31</text:p>
          </table:table-cell>
          <table:table-cell office:value-type="string" calcext:value-type="string">
            <text:p>E.F</text:p>
          </table:table-cell>
          <table:table-cell table:style-name="ce30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33333" calcext:value-type="float">
            <text:p>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0025</text:p>
          </table:table-cell>
          <table:table-cell office:value-type="string" calcext:value-type="string">
            <text:p>E.F</text:p>
          </table:table-cell>
          <table:table-cell table:style-name="ce30"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270" calcext:value-type="float">
            <text:p>270</text:p>
          </table:table-cell>
          <table:table-cell office:value-type="float" office:value="260" calcext:value-type="float">
            <text:p>260</text:p>
          </table:table-cell>
          <table:table-cell office:value-type="float" office:value="650000" calcext:value-type="float">
            <text:p>650000</text:p>
          </table:table-cell>
          <table:table-cell/>
          <table:table-cell office:value-type="float" office:value="216666" calcext:value-type="float">
            <text:p>216666</text:p>
          </table:table-cell>
          <table:table-cell table:number-columns-repeated="3"/>
        </table:table-row>
      </table:table>
      <table:table table:name="9DPI" table:style-name="ta1">
        <table:table-column table:style-name="co1" table:default-cell-style-name="ce12"/>
        <table:table-column table:style-name="co1" table:default-cell-style-name="ce8"/>
        <table:table-column table:style-name="co1" table:default-cell-style-name="ce32"/>
        <table:table-column table:style-name="co1" table:default-cell-style-name="ce12"/>
        <table:table-column table:style-name="co1" table:number-columns-repeated="2" table:default-cell-style-name="ce8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row table:style-name="ro1">
          <table:table-cell table:style-name="ce8" office:value-type="string" calcext:value-type="string">
            <text:p>Sample ID</text:p>
          </table:table-cell>
          <table:table-cell office:value-type="string" calcext:value-type="string">
            <text:p>Group of infection </text:p>
          </table:table-cell>
          <table:table-cell table:style-name="ce8" office:value-type="string" calcext:value-type="string">
            <text:p>9DPI_ weight (g)</text:p>
          </table:table-cell>
          <table:table-cell table:style-name="ce9" office:value-type="string" calcext:value-type="string">
            <text:p>9DPI_count 1</text:p>
          </table:table-cell>
          <table:table-cell table:style-name="ce9" office:value-type="string" calcext:value-type="string">
            <text:p>9DPI_count 2</text:p>
          </table:table-cell>
          <table:table-cell office:value-type="string" calcext:value-type="string">
            <text:p>average_ count</text:p>
          </table:table-cell>
          <table:table-cell table:style-name="ce8" office:value-type="string" calcext:value-type="string">
            <text:p>Oocyst count with Neubauer ( conc./ml)</text:p>
          </table:table-cell>
          <table:table-cell/>
          <table:table-cell table:style-name="ce8" office:value-type="string" calcext:value-type="string">
            <text:p>Final count(Oocyst count with Neubauer/g)</text:p>
          </table:table-cell>
        </table:table-row>
        <table:table-row table:style-name="ro1">
          <table:table-cell table:style-name="ce8" office:value-type="string" calcext:value-type="string">
            <text:p>LM0036</text:p>
          </table:table-cell>
          <table:table-cell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60" calcext:value-type="float">
            <text:p>260</text:p>
          </table:table-cell>
          <table:table-cell table:style-name="Default" office:value-type="string" calcext:value-type="string">
            <text:p><text:span text:style-name="T1">160      count3     209</text:span> </text:p>
          </table:table-cell>
          <table:table-cell office:value-type="float" office:value="210" calcext:value-type="float">
            <text:p>210</text:p>
          </table:table-cell>
          <table:table-cell table:style-name="ce9" office:value-type="float" office:value="525000" calcext:value-type="float">
            <text:p>525000</text:p>
          </table:table-cell>
          <table:table-cell/>
          <table:table-cell table:style-name="ce9" office:value-type="float" office:value="525000" calcext:value-type="float">
            <text:p>525000</text:p>
          </table:table-cell>
        </table:table-row>
        <table:table-row table:style-name="ro1">
          <table:table-cell table:style-name="ce8" office:value-type="string" calcext:value-type="string">
            <text:p>LM0038</text:p>
          </table:table-cell>
          <table:table-cell table:style-name="ce9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M0060</text:p>
          </table:table-cell>
          <table:table-cell table:style-name="ce9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table:style-name="ce9" office:value-type="float" office:value="300000" calcext:value-type="float">
            <text:p>300000</text:p>
          </table:table-cell>
          <table:table-cell/>
          <table:table-cell table:style-name="ce9" office:value-type="float" office:value="300000" calcext:value-type="float">
            <text:p>300000</text:p>
          </table:table-cell>
        </table:table-row>
        <table:table-row table:style-name="ro1">
          <table:table-cell office:value-type="string" calcext:value-type="string">
            <text:p>LM0034</text:p>
          </table:table-cell>
          <table:table-cell table:style-name="ce9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000" calcext:value-type="float">
            <text:p>60000</text:p>
          </table:table-cell>
          <table:table-cell/>
          <table:table-cell table:style-name="ce8" office:value-type="float" office:value="60000" calcext:value-type="float">
            <text:p>60000</text:p>
          </table:table-cell>
        </table:table-row>
        <table:table-row table:style-name="ro1">
          <table:table-cell table:style-name="ce8" office:value-type="string" calcext:value-type="string">
            <text:p>LM0087</text:p>
          </table:table-cell>
          <table:table-cell table:style-name="ce9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000" calcext:value-type="float">
            <text:p>60000</text:p>
          </table:table-cell>
          <table:table-cell/>
          <table:table-cell table:style-name="ce8" office:value-type="float" office:value="60000" calcext:value-type="float">
            <text:p>60000</text:p>
          </table:table-cell>
        </table:table-row>
        <table:table-row table:style-name="ro1">
          <table:table-cell table:style-name="ce8" office:value-type="string" calcext:value-type="string">
            <text:p>LM0058</text:p>
          </table:table-cell>
          <table:table-cell table:style-name="ce9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9" office:value-type="float" office:value="150000" calcext:value-type="float">
            <text:p>150000</text:p>
          </table:table-cell>
          <table:table-cell/>
          <table:table-cell table:style-name="ce9"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/>
          <table:table-cell table:style-name="ce8" office:value-type="float" office:value="2500" calcext:value-type="float">
            <text:p>2500</text:p>
          </table:table-cell>
        </table:table-row>
        <table:table-row table:style-name="ro1">
          <table:table-cell table:style-name="ce8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M0072</text:p>
          </table:table-cell>
          <table:table-cell office:value-type="string" calcext:value-type="string">
            <text:p>E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3to 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office:value-type="float" office:value="10000" calcext:value-type="float">
            <text:p>10000</text:p>
          </table:table-cell>
          <table:table-cell/>
          <table:table-cell table:style-name="ce8" office:value-type="float" office:value="2500" calcext:value-type="float">
            <text:p>2500</text:p>
          </table:table-cell>
        </table:table-row>
        <table:table-row table:style-name="ro1">
          <table:table-cell table:style-name="ce8" office:value-type="string" calcext:value-type="string">
            <text:p>LM0078</text:p>
          </table:table-cell>
          <table:table-cell office:value-type="string" calcext:value-type="string">
            <text:p>E6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M0071</text:p>
          </table:table-cell>
          <table:table-cell office:value-type="string" calcext:value-type="string">
            <text:p>E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M0028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LM0030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LM0045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425000" calcext:value-type="float">
            <text:p>425000</text:p>
          </table:table-cell>
          <table:table-cell/>
          <table:table-cell office:value-type="float" office:value="425000" calcext:value-type="float">
            <text:p>425000</text:p>
          </table:table-cell>
        </table:table-row>
        <table:table-row table:style-name="ro1">
          <table:table-cell office:value-type="string" calcext:value-type="string">
            <text:p>LM0054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LM0027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LM0048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LM0033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5000" calcext:value-type="float">
            <text:p>155000</text:p>
          </table:table-cell>
          <table:table-cell/>
          <table:table-cell office:value-type="float" office:value="155000" calcext:value-type="float">
            <text:p>155000</text:p>
          </table:table-cell>
        </table:table-row>
        <table:table-row table:style-name="ro1">
          <table:table-cell office:value-type="string" calcext:value-type="string">
            <text:p>LM0073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75000" calcext:value-type="float">
            <text:p>175000</text:p>
          </table:table-cell>
          <table:table-cell/>
          <table:table-cell office:value-type="float" office:value="175000" calcext:value-type="float">
            <text:p>175000</text:p>
          </table:table-cell>
        </table:table-row>
        <table:table-row table:style-name="ro1">
          <table:table-cell office:value-type="string" calcext:value-type="string">
            <text:p>LM0080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style-name="ce33" office:value-type="float" office:value="95000" calcext:value-type="float">
            <text:p>95000</text:p>
          </table:table-cell>
          <table:table-cell/>
          <table:table-cell table:style-name="ce33"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LM0021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LM0031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7000" calcext:value-type="float">
            <text:p>37000</text:p>
          </table:table-cell>
          <table:table-cell/>
          <table:table-cell office:value-type="float" office:value="37000" calcext:value-type="float">
            <text:p>37000</text:p>
          </table:table-cell>
        </table:table-row>
        <table:table-row table:style-name="ro1">
          <table:table-cell office:value-type="string" calcext:value-type="string">
            <text:p>LM0025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1">
          <table:table-cell table:style-name="Default" table:number-columns-repeated="2"/>
          <table:table-cell table:style-name="ce12"/>
          <table:table-cell table:style-name="Default" table:number-columns-repeated="4"/>
          <table:table-cell/>
          <table:table-cell table:style-name="Default"/>
        </table:table-row>
      </table:table>
      <table:table table:name="10DPI" table:style-name="ta1">
        <table:table-column table:style-name="co1" table:default-cell-style-name="ce12"/>
        <table:table-column table:style-name="co1" table:number-columns-repeated="6" table:default-cell-style-name="ce8"/>
        <table:table-column table:style-name="co1" table:default-cell-style-name="Default"/>
        <table:table-column table:style-name="co1" table:default-cell-style-name="ce8"/>
        <table:table-row table:style-name="ro1">
          <table:table-cell table:style-name="ce8" office:value-type="string" calcext:value-type="string">
            <text:p>Sample ID</text:p>
          </table:table-cell>
          <table:table-cell office:value-type="string" calcext:value-type="string">
            <text:p>Group of infection </text:p>
          </table:table-cell>
          <table:table-cell office:value-type="string" calcext:value-type="string">
            <text:p>10DPI_ weight (g)</text:p>
          </table:table-cell>
          <table:table-cell office:value-type="string" calcext:value-type="string">
            <text:p>10DPI_count 1</text:p>
          </table:table-cell>
          <table:table-cell office:value-type="string" calcext:value-type="string">
            <text:p>10DPI_count 2</text:p>
          </table:table-cell>
          <table:table-cell office:value-type="string" calcext:value-type="string">
            <text:p>average-count</text:p>
          </table:table-cell>
          <table:table-cell office:value-type="string" calcext:value-type="string">
            <text:p>Oocyst count with Neubauer ( conc./ml)</text:p>
          </table:table-cell>
          <table:table-cell/>
          <table:table-cell office:value-type="string" calcext:value-type="string">
            <text:p>Final count(Oocyst count with Neubauer/g)</text:p>
          </table:table-cell>
        </table:table-row>
        <table:table-row table:style-name="ro1">
          <table:table-cell table:style-name="ce8" office:value-type="string" calcext:value-type="string">
            <text:p>LM0036</text:p>
          </table:table-cell>
          <table:table-cell office:value-type="string" calcext:value-type="string">
            <text:p>E70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table:style-name="ce8" office:value-type="string" calcext:value-type="string">
            <text:p>LM0038</text:p>
          </table:table-cell>
          <table:table-cell table:style-name="ce9" office:value-type="string" calcext:value-type="string">
            <text:p>E70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60</text:p>
          </table:table-cell>
          <table:table-cell table:style-name="ce9" office:value-type="string" calcext:value-type="string">
            <text:p>E70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34</text:p>
          </table:table-cell>
          <table:table-cell table:style-name="ce9" office:value-type="string" calcext:value-type="string">
            <text:p>E7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33333" calcext:value-type="float">
            <text:p>33333</text:p>
          </table:table-cell>
        </table:table-row>
        <table:table-row table:style-name="ro1">
          <table:table-cell table:style-name="ce8" office:value-type="string" calcext:value-type="string">
            <text:p>LM0087</text:p>
          </table:table-cell>
          <table:table-cell table:style-name="ce9" office:value-type="string" calcext:value-type="string">
            <text:p>E70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8" office:value-type="string" calcext:value-type="string">
            <text:p>LM0058</text:p>
          </table:table-cell>
          <table:table-cell table:style-name="ce9" office:value-type="string" calcext:value-type="string">
            <text:p>E7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13333" calcext:value-type="float">
            <text:p>13333</text:p>
          </table:table-cell>
        </table:table-row>
        <table:table-row table:style-name="ro1">
          <table:table-cell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table:style-name="ce8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table:style-name="ce8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72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LM0078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M0071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M0028</text:p>
          </table:table-cell>
          <table:table-cell office:value-type="string" calcext:value-type="string">
            <text:p>E.F.W</text:p>
          </table:table-cell>
          <table:table-cell/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30</text:p>
          </table:table-cell>
          <table:table-cell office:value-type="string" calcext:value-type="string">
            <text:p>E.F.W</text:p>
          </table:table-cell>
          <table:table-cell/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45</text:p>
          </table:table-cell>
          <table:table-cell office:value-type="string" calcext:value-type="string">
            <text:p>E.F.W</text:p>
          </table:table-cell>
          <table:table-cell/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54</text:p>
          </table:table-cell>
          <table:table-cell office:value-type="string" calcext:value-type="string">
            <text:p>E.F.W</text:p>
          </table:table-cell>
          <table:table-cell/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27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LM0048</text:p>
          </table:table-cell>
          <table:table-cell office:value-type="string" calcext:value-type="string">
            <text:p>E.F.W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LM0033</text:p>
          </table:table-cell>
          <table:table-cell office:value-type="string" calcext:value-type="string">
            <text:p>E.F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73</text:p>
          </table:table-cell>
          <table:table-cell office:value-type="string" calcext:value-type="string">
            <text:p>E.F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80</text:p>
          </table:table-cell>
          <table:table-cell office:value-type="string" calcext:value-type="string">
            <text:p>E.F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21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LM0031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LM0025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</table:table-row>
      </table:table>
      <table:table table:name="11DPI" table:style-name="ta1">
        <table:table-column table:style-name="co1" table:default-cell-style-name="ce12"/>
        <table:table-column table:style-name="co1" table:number-columns-repeated="6" table:default-cell-style-name="ce8"/>
        <table:table-column table:style-name="co1" table:default-cell-style-name="Default"/>
        <table:table-column table:style-name="co1" table:default-cell-style-name="ce8"/>
        <table:table-row table:style-name="ro1">
          <table:table-cell table:style-name="ce8" office:value-type="string" calcext:value-type="string">
            <text:p>Sample ID</text:p>
          </table:table-cell>
          <table:table-cell office:value-type="string" calcext:value-type="string">
            <text:p>Group of infection </text:p>
          </table:table-cell>
          <table:table-cell office:value-type="string" calcext:value-type="string">
            <text:p>11DPI_ weight (g)</text:p>
          </table:table-cell>
          <table:table-cell office:value-type="string" calcext:value-type="string">
            <text:p>11DPI_count1</text:p>
          </table:table-cell>
          <table:table-cell office:value-type="string" calcext:value-type="string">
            <text:p>11DPI_count2</text:p>
          </table:table-cell>
          <table:table-cell office:value-type="string" calcext:value-type="string">
            <text:p>average-count</text:p>
          </table:table-cell>
          <table:table-cell office:value-type="string" calcext:value-type="string">
            <text:p>Oocyst count with Neubauer ( conc./ml)</text:p>
          </table:table-cell>
          <table:table-cell/>
          <table:table-cell office:value-type="string" calcext:value-type="string">
            <text:p>Final count(Oocyst count with Neubauer/g)</text:p>
          </table:table-cell>
        </table:table-row>
        <table:table-row table:style-name="ro1">
          <table:table-cell table:style-name="ce8" office:value-type="string" calcext:value-type="string">
            <text:p>LM0036</text:p>
          </table:table-cell>
          <table:table-cell office:value-type="string" calcext:value-type="string">
            <text:p>E70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table:style-name="ce8" office:value-type="string" calcext:value-type="string">
            <text:p>LM0038</text:p>
          </table:table-cell>
          <table:table-cell table:style-name="ce9" office:value-type="string" calcext:value-type="string">
            <text:p>E70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60</text:p>
          </table:table-cell>
          <table:table-cell table:style-name="ce9" office:value-type="string" calcext:value-type="string">
            <text:p>E70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34</text:p>
          </table:table-cell>
          <table:table-cell table:style-name="ce9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LM0087</text:p>
          </table:table-cell>
          <table:table-cell table:style-name="ce9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LM0058</text:p>
          </table:table-cell>
          <table:table-cell table:style-name="ce9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table:style-name="ce8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table:style-name="ce8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72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LM0078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M0071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M0028</text:p>
          </table:table-cell>
          <table:table-cell office:value-type="string" calcext:value-type="string">
            <text:p>E.F.W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30</text:p>
          </table:table-cell>
          <table:table-cell office:value-type="string" calcext:value-type="string">
            <text:p>E.F.W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45</text:p>
          </table:table-cell>
          <table:table-cell office:value-type="string" calcext:value-type="string">
            <text:p>E.F.W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54</text:p>
          </table:table-cell>
          <table:table-cell office:value-type="string" calcext:value-type="string">
            <text:p>E.F.W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27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LM0048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LM0033</text:p>
          </table:table-cell>
          <table:table-cell office:value-type="string" calcext:value-type="string">
            <text:p>E.F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73</text:p>
          </table:table-cell>
          <table:table-cell office:value-type="string" calcext:value-type="string">
            <text:p>E.F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80</text:p>
          </table:table-cell>
          <table:table-cell office:value-type="string" calcext:value-type="string">
            <text:p>E.F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21</text:p>
          </table:table-cell>
          <table:table-cell office:value-type="string" calcext:value-type="string">
            <text:p>E.F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0031</text:p>
          </table:table-cell>
          <table:table-cell office:value-type="string" calcext:value-type="string">
            <text:p>E.F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LM0025</text:p>
          </table:table-cell>
          <table:table-cell office:value-type="string" calcext:value-type="string">
            <text:p>E.F</text:p>
          </table:table-cell>
          <table:table-cell office:value-type="float" office:value="1.9" calcext:value-type="float">
            <text:p>1.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13000" calcext:value-type="float">
            <text:p>1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dhabi" svg:font-family="Aldhab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12:45:14.951508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as Khalifeh</meta:initial-creator>
    <meta:creation-date>2017-02-14T11:16:14.350065737</meta:creation-date>
    <dc:date>2018-05-11T12:45:28.215414322</dc:date>
    <meta:editing-duration>PT3H31M4S</meta:editing-duration>
    <meta:editing-cycles>37</meta:editing-cycles>
    <meta:generator>LibreOffice/5.2.7.2$Linux_X86_64 LibreOffice_project/20m0$Build-2</meta:generator>
    <meta:document-statistic meta:table-count="9" meta:cell-count="2999" meta:object-count="0"/>
  </office:meta>
</office:document-meta>
</file>